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400000022A894B43804A7F5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.247cm" loext:contextual-spacing="false"/>
    </style:style>
    <style:style style:name="P6" style:family="paragraph" style:parent-style-name="Heading" style:master-page-name="Standard">
      <style:paragraph-properties style:page-number="auto"/>
    </style:style>
    <style:style style:name="P7" style:family="paragraph" style:parent-style-name="Corps" style:list-style-name="WWNum2"/>
    <style:style style:name="T1" style:family="text">
      <style:text-properties style:text-position="-10% 100%" fo:language="fr" fo:country="FR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style="italic" style:font-style-asian="italic" style:font-style-complex="italic"/>
    </style:style>
    <style:style style:name="T4" style:family="text">
      <style:text-properties fo:language="pt" fo:country="PT"/>
    </style:style>
    <style:style style:name="T5" style:family="text">
      <style:text-properties fo:language="it" fo:country="I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de" fo:country="DE"/>
    </style:style>
    <style:style style:name="T8" style:family="text">
      <style:text-properties fo:language="en" fo:country="US"/>
    </style:style>
    <style:style style:name="T9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0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nditions g</text:span><text:span text:style-name="T2">é</text:span>n<text:span text:style-name="T2">érales d'utilisation du site [nom du site</text:span>]</text:p>
      <text:p text:style-name="Corps"/>
      <text:p text:style-name="Corps"/>
      <text:p text:style-name="Subtitle"><text:span text:style-name="T2">ARTICLE 1 : Objet</text:span></text:p>
      <text:p text:style-name="Corps"/>
      <text:p text:style-name="Corps"><text:span text:style-name="T2">Les pré</text:span><text:span text:style-name="T4">sentes </text:span><text:span text:style-name="T2">« conditions gé</text:span>n<text:span text:style-name="T2">érales d'utilisation </text:span><text:span text:style-name="T5">» </text:span><text:span text:style-name="T2">ont pour objet l'encadrement juridique de l’utilisation du site [votre site] et de ses services.</text:span></text:p>
      <text:p text:style-name="Corps"/>
      <text:p text:style-name="Corps"><text:span text:style-name="T2">Ce contrat est conclu entre :</text:span></text:p>
      <text:p text:style-name="Corps"/>
      <text:p text:style-name="Corps"><text:span text:style-name="T2">Le gérant du site internet, ci-après désigné « l’Éditeur »,</text:span></text:p>
      <text:p text:style-name="Corps"/>
      <text:p text:style-name="Corps"><text:span text:style-name="T2">Toute personne physique ou morale souhaitant accéder au site et à ses services, ci-après appelé « l’Utilisateur ».</text:span></text:p>
      <text:p text:style-name="Corps"/>
      <text:p text:style-name="Corps"><text:span text:style-name="T2">Les conditions gé</text:span>n<text:span text:style-name="T2">érales d'utilisation doivent ê</text:span>tre accept<text:span text:style-name="T2">ées par tout Utilisateur, et son accès au site vaut acceptation de ces conditions.</text:span></text:p>
      <text:p text:style-name="Corps"/>
      <text:p text:style-name="Corps"/>
      <text:p text:style-name="Subtitle"><text:span text:style-name="T2">ARTICLE 2 : Mentions légales</text:span></text:p>
      <text:p text:style-name="Corps"/>
      <text:p text:style-name="Corps"><text:span text:style-name="T3">Pour les personnes morales :</text:span></text:p>
      <text:p text:style-name="Corps"/>
      <text:p text:style-name="Corps">L<text:span text:style-name="T2">e site</text:span> [<text:span text:style-name="T2">nom du site] est édité par la société </text:span>[<text:span text:style-name="T2">nom de la socié</text:span>t<text:span text:style-name="T2">é</text:span>]<text:span text:style-name="T2">,</text:span> [<text:span text:style-name="T2">statut juridique (SAS, SARL, etc.)] au capital de [montant en euros] </text:span><text:span text:style-name="T4">€</text:span><text:span text:style-name="T2">, dont le siège social est situé au [adresse du siège social].</text:span></text:p>
      <text:p text:style-name="Corps"/>
      <text:p text:style-name="Corps"><text:span text:style-name="T2">La société est représentée par </text:span>[<text:span text:style-name="T2">nom et prénom du responsable</text:span>]<text:span text:style-name="T2">.</text:span></text:p>
      <text:p text:style-name="Corps"/>
      <text:p text:style-name="Corps"/>
      <text:p text:style-name="Corps"><text:span text:style-name="T3">Pour les personnes physiques : </text:span></text:p>
      <text:p text:style-name="Corps"/>
      <text:p text:style-name="Corps"><text:span text:style-name="T2">Le site [nom du site] est é</text:span>dit<text:span text:style-name="T2">é </text:span>par<text:span text:style-name="T2"> [nom et prénom du responsable], domicilié au [adresse postale].</text:span></text:p>
      <text:p text:style-name="Corps"/>
      <text:p text:style-name="Corps"/>
      <text:p text:style-name="Corps"/>
      <text:p text:style-name="Subtitle"><text:span text:style-name="T7">ARTICLE </text:span><text:span text:style-name="T2">3 : accès aux services</text:span></text:p>
      <text:p text:style-name="Corps"/>
      <text:p text:style-name="Corps"><text:span text:style-name="T2">L’Utilisateur du site [votre site] a accès aux services suivants :</text:span></text:p>
      <text:list xml:id="list1590427453" text:style-name="WWNum2">
        <text:list-item>
          <text:p text:style-name="P7"><text:span text:style-name="T2">[Service n°1]</text:span></text:p>
        </text:list-item>
        <text:list-item>
          <text:p text:style-name="P7"><text:span text:style-name="T2">[Service n°2]</text:span></text:p>
        </text:list-item>
        <text:list-item>
          <text:p text:style-name="P7"><text:span text:style-name="T2">[Service n°3]</text:span></text:p>
        </text:list-item>
        <text:list-item>
          <text:p text:style-name="P7"><text:span text:style-name="T2">[Service n°4]</text:span></text:p>
        </text:list-item>
        <text:list-item>
          <text:p text:style-name="P7"><text:span text:style-name="T2">…</text:span></text:p>
        </text:list-item>
      </text:list>
      <text:p text:style-name="Corps"/>
      <text:p text:style-name="Corps"><text:span text:style-name="T2">Tout Utilisateur ayant accès a internet peut accéder gratuitement et depuis n’importe où au site. Les frais supportés par l’Utilisateur pour y accéder (connexion internet, matériel informatique, etc.) ne sont pas à la charge de l’Éditeur.</text:span></text:p>
      <text:p text:style-name="Corps"/>
      <text:p text:style-name="Corps"><text:span text:style-name="T2">Les services suivants ne sont pas accessible pour l’Utilisateur que s’il est membre du site (c’est-à-dire qu’ile st identifié à l’aide de ses identifiants de connexion) :</text:span></text:p>
      <text:list xml:id="list103039604275752" text:continue-numbering="true" text:style-name="WWNum2">
        <text:list-item>
          <text:p text:style-name="P7"><text:soft-page-break/><text:span text:style-name="T2">[Service n°1]</text:span></text:p>
        </text:list-item>
        <text:list-item>
          <text:p text:style-name="P7"><text:span text:style-name="T2">[Service n°2]</text:span></text:p>
        </text:list-item>
        <text:list-item>
          <text:p text:style-name="P7"><text:span text:style-name="T2">…</text:span></text:p>
        </text:list-item>
      </text:list>
      <text:p text:style-name="Corps"/>
      <text:p text:style-name="Corps"><text:span text:style-name="T2">Le site et ses différents services peuvent être interrompus ou suspendus par l’Éditeur, notamment à l’occasion d’une maintenance, sans obligation de préavis ou de justification.</text:span></text:p>
      <text:p text:style-name="Corps"/>
      <text:p text:style-name="Corps"/>
      <text:p text:style-name="Subtitle"><text:span text:style-name="T7">ARTICLE </text:span><text:span text:style-name="T2">4 : Responsabilité de l’Utilisateur</text:span></text:p>
      <text:p text:style-name="Corps"/>
      <text:p text:style-name="Corps"><text:span text:style-name="T2">L'Utilisateur est responsable des risques liés à l’utilisation de son identifiant de connexion et de son mot de passe. </text:span></text:p>
      <text:p text:style-name="Corps"/>
      <text:p text:style-name="Corps"><text:span text:style-name="T2">Le mot de passe de l’Utilisateur doit rester secret. En cas de divulgation de mot de passe, l’Éditeur décline toute responsabilité.</text:span></text:p>
      <text:p text:style-name="Corps"/>
      <text:p text:style-name="Corps"><text:span text:style-name="T2">L’Utilisateur assume l’entière responsabilité de l’utilisation qu’il fait des informations et contenus présents sur le site [votre site].</text:span></text:p>
      <text:p text:style-name="Corps"/>
      <text:p text:style-name="Corps"><text:span text:style-name="T2">Tout usage du service par l'Utilisateur ayant directement ou indirectement pour conséquence des dommages doit faire l'objet d'une indemnisation au profit du site.</text:span></text:p>
      <text:p text:style-name="Corps"/>
      <text:p text:style-name="Corps"><text:span text:style-name="T2">Le site permet aux membres de publier sur le site :</text:span></text:p>
      <text:list xml:id="list103038227453454" text:continue-numbering="true" text:style-name="WWNum2">
        <text:list-item>
          <text:p text:style-name="P7"><text:span text:style-name="T2">[Commentaires] ;</text:span></text:p>
        </text:list-item>
        <text:list-item>
          <text:p text:style-name="P7"><text:span text:style-name="T2">[Oeuvres] ;</text:span></text:p>
        </text:list-item>
        <text:list-item>
          <text:p text:style-name="P7"><text:span text:style-name="T2">Etc.</text:span></text:p>
        </text:list-item>
      </text:list>
      <text:p text:style-name="Corps"/>
      <text:p text:style-name="Corps"><text:span text:style-name="T2">Le membre s’engage à tenir des propos respectueux des autres et de la loi et accepte que ces publications soient modérées ou refusées par l’Éditeur, sans obligation de justification. </text:span></text:p>
      <text:p text:style-name="Corps"/>
      <text:p text:style-name="Corps"><text:span text:style-name="T2">En publiant sur le site, l’Utilisateur</text:span> c<text:span text:style-name="T2">è</text:span>de <text:span text:style-name="T2">à la socié</text:span>t<text:span text:style-name="T2">é éditrice le droit non exclusif et gratuit de représenter, reproduire, adapter, modifier, diffuser et distribuer sa publication, directement ou par un tiers autorisé.</text:span></text:p>
      <text:p text:style-name="Corps"/>
      <text:p text:style-name="Corps">L<text:span text:style-name="T2">’Éditeur s'engage toutefois à citer le membre en cas d’utilisation de <text:s/>sa publication</text:span></text:p>
      <text:p text:style-name="Corps"/>
      <text:p text:style-name="Corps"/>
      <text:p text:style-name="Corps"/>
      <text:p text:style-name="Subtitle"><text:span text:style-name="T2">ARTICLE 5 : Responsabilité de l’Éditeur</text:span></text:p>
      <text:p text:style-name="Corps"/>
      <text:p text:style-name="Corps"><text:span text:style-name="T2">Tout dysfonctionnement du serveur ou du réseau ne peut engager la responsabilité de l’Éditeur.</text:span></text:p>
      <text:p text:style-name="Corps"/>
      <text:p text:style-name="Corps"><text:span text:style-name="T2">De même, l</text:span><text:span text:style-name="T4">a responsabilit</text:span><text:span text:style-name="T2">é du site ne peut être engagée en cas de force majeure ou du fait imprévisible et insurmontable d'un tiers.</text:span></text:p>
      <text:p text:style-name="Corps"/>
      <text:p text:style-name="Corps"><text:span text:style-name="T2">L</text:span><text:span text:style-name="T8">e site</text:span><text:span text:style-name="T2"> [votre site] s'engage à mettre en œuvre tous les moyens nécessaires pour</text:span><text:span text:style-name="T5"> garantir</text:span><text:span text:style-name="T2"> </text:span><text:span text:style-name="T5">la s</text:span><text:span text:style-name="T2">é</text:span>curit<text:span text:style-name="T2">é et la confidentialité des donné</text:span><text:span text:style-name="T4">es.</text:span><text:span text:style-name="T2"> Toutefois, il n’apporte pas une garantie de sécurité totale.</text:span></text:p>
      <text:p text:style-name="Corps"/>
      <text:p text:style-name="Corps"><text:span text:style-name="T2">L’Éditeur se réserve la faculté d’une non-garantie de la fiabilité des sources, bien que les informations diffusées su le site soient réputées fiables.</text:span></text:p>
      <text:p text:style-name="Corps"/>
      <text:p text:style-name="Subtitle"><text:span text:style-name="T7">ARTICLE </text:span><text:span text:style-name="T2">6 : Proprié</text:span>t<text:span text:style-name="T2">é intellectuelle</text:span></text:p>
      <text:p text:style-name="Corps"/>
      <text:p text:style-name="Corps"><text:span text:style-name="T2">Les contenus du site [votre site] (logos, textes, éléments graphiques, vidéos, etc.)</text:span> <text:span text:style-name="T2">son protégés par le droit d’auteur, en vertu du Code de la proprié</text:span>t<text:span text:style-name="T2">é intellectuelle.</text:span></text:p>
      <text:p text:style-name="Corps"><text:soft-page-break/></text:p>
      <text:p text:style-name="Corps"><text:span text:style-name="T2">L’Utilisateur devra obtenir l’autorisation de l’éditeur du site avant toute reproduction, copie ou publication de ces différents contenus.</text:span></text:p>
      <text:p text:style-name="Corps"/>
      <text:p text:style-name="Corps"><text:span text:style-name="T2">Ces derniers peuvent être utilisés par les utilisateurs à des fins privées ; tout usage commercial est interdit.</text:span></text:p>
      <text:p text:style-name="Corps"/>
      <text:p text:style-name="Corps"><text:span text:style-name="T2">L’Utilisateur est entièrement responsable de tout contenu qu’il met en ligne et il s’engage à ne pas porter atteinte à un tiers.</text:span></text:p>
      <text:p text:style-name="Corps"/>
      <text:p text:style-name="Corps"><text:span text:style-name="T2">L’Éditeur du site se réserve le droit de modérer ou de supprimer librement et à tout moment les contenus mis en ligne par les utilisateurs, et ce sans justification.</text:span></text:p>
      <text:p text:style-name="Corps"/>
      <text:p text:style-name="Corps"/>
      <text:p text:style-name="Subtitle"><text:span text:style-name="T7">ARTICLE </text:span><text:span text:style-name="T2">7 : Données personnelles</text:span></text:p>
      <text:p text:style-name="Corps"/>
      <text:p text:style-name="Corps"><text:span text:style-name="T2">L’Utilisateur doit obligatoirement fournir des informations personnelles pour procéder à son inscription sur le site. </text:span></text:p>
      <text:p text:style-name="Corps"/>
      <text:p text:style-name="Corps"><text:span text:style-name="T2">L’adresse électronique (e-mail) de l’utilisateur pourra notamment être utilisée par le site [nom de votre site] pour la communication d’informations diverses et la gestion du compte.</text:span></text:p>
      <text:p text:style-name="Corps"/>
      <text:p text:style-name="Corps"><text:span text:style-name="T2">[Votre site] garantie le respect de la vie privée de l’utilisateur, conformément à la loi </text:span>n<text:span text:style-name="T5">°</text:span><text:span text:style-name="T2">78-17 du 6 janvier 1978 relative à l'informatique, aux fichiers et aux liberté</text:span>s<text:span text:style-name="T2">.</text:span></text:p>
      <text:p text:style-name="Corps"/>
      <text:p text:style-name="Corps"><text:span text:style-name="T2">Le site est dé</text:span><text:span text:style-name="T4">clar</text:span><text:span text:style-name="T2">é auprès de la CNIL sous le numé</text:span><text:span text:style-name="T5">ro </text:span><text:span text:style-name="T2">suivant : </text:span>[num<text:span text:style-name="T2">é</text:span><text:span text:style-name="T4">ro].</text:span></text:p>
      <text:p text:style-name="Corps"/>
      <text:p text:style-name="Corps"><text:span text:style-name="T2">En vertu des articles 39 et 40 de la loi en date du 6 janvier 1978, l'Utilisateur dispose d'un droit d'accès, de rectification, de suppression et d'opposition de ses données personnelles. L'Utilisateur exerce ce droit via :</text:span></text:p>
      <text:p text:style-name="Corps"/>
      <text:list xml:id="list103039658685964" text:continue-numbering="true" text:style-name="WWNum2">
        <text:list-item>
          <text:p text:style-name="P7"><text:span text:style-name="T2">Son espace personnel sur le site </text:span>;</text:p>
        </text:list-item>
        <text:list-item>
          <text:p text:style-name="P7"><text:span text:style-name="T2">Un formulaire de contact ;</text:span></text:p>
        </text:list-item>
        <text:list-item>
          <text:p text:style-name="P7"><text:span text:style-name="T2">P</text:span><text:span text:style-name="T4">ar mail </text:span><text:span text:style-name="T2">à [adresse mail de l’administrateur</text:span>] ;</text:p>
        </text:list-item>
        <text:list-item>
          <text:p text:style-name="P7"><text:span text:style-name="T2">Par voie postale au [votre adresse].</text:span></text:p>
        </text:list-item>
      </text:list>
      <text:p text:style-name="Corps"/>
      <text:p text:style-name="Corps"/>
      <text:p text:style-name="Subtitle"><text:span text:style-name="T2">ARTICLE 8 : Liens hypertextes</text:span></text:p>
      <text:p text:style-name="Corps"/>
      <text:p text:style-name="Corps"><text:span text:style-name="T2">Les domaines vers lesquels mènent les liens hypertextes présents sur le site</text:span> <text:span text:style-name="T2">n’engagent pas la responsabilité de l’Éditeur de [votre site], qui n’a pas de contrôle sur ces liens.</text:span></text:p>
      <text:p text:style-name="Corps"/>
      <text:p text:style-name="Corps"><text:span text:style-name="T2">Il est possible pour un tiers de créer un lien vers une page du site [votre site] sans autorisation expresse de l</text:span>’<text:span text:style-name="T2">éditeur</text:span>.</text:p>
      <text:p text:style-name="Corps"/>
      <text:p text:style-name="Corps"/>
      <text:p text:style-name="Subtitle"><text:span text:style-name="T2">ARTICLE 9 : Évolution des conditions générales d’utilisation</text:span></text:p>
      <text:p text:style-name="Corps"/>
      <text:p text:style-name="Corps"><text:span text:style-name="T2">Le site [votre site] </text:span>se r<text:span text:style-name="T2">é</text:span><text:span text:style-name="T8">serve </text:span><text:span text:style-name="T2">le droit de modifier les clauses de ces conditions générales d’utilisation à tout moment et sans justification.</text:span></text:p>
      <text:p text:style-name="Corps"/>
      <text:p text:style-name="Corps"/>
      <text:p text:style-name="Subtitle"><text:soft-page-break/><text:span text:style-name="T2">ARTICLE 10 : Duré</text:span>e<text:span text:style-name="T2"> du contrat</text:span></text:p>
      <text:p text:style-name="Corps"/>
      <text:p text:style-name="Corps"><text:span text:style-name="T5">La dur</text:span><text:span text:style-name="T2">ée du présent contrat est indé</text:span>termin<text:span text:style-name="T2">ée. Le contrat produit ses effets à </text:span>l'<text:span text:style-name="T2">égard de l'Utilisateur à compter du début de l’utilisation du service.</text:span></text:p>
      <text:p text:style-name="Corps"/>
      <text:p text:style-name="Corps"/>
      <text:p text:style-name="Subtitle"><text:span text:style-name="T2">ARTICLE 11 : Droit applicable et juridiction compé</text:span><text:span text:style-name="T5">tente</text:span></text:p>
      <text:p text:style-name="Corps"/>
      <text:p text:style-name="Corps"><text:span text:style-name="T2">Le présent contrat dépend de la législation française. </text:span></text:p>
      <text:p text:style-name="Corps"><text:span text:style-name="T2">En cas de litige non résolu à l’amiable entre l’Utilisateur et l’Éditeur, les tribunaux de [nom de ville] sont compétents pour régler le contentieux.</text:span></text:p>
      <text:p text:style-name="Corps"/>
      <text:p text:style-name="Corps"/>
      <text:p text:style-name="Corps"/>
      <text:p text:style-name="Corps"/>
      <text:p text:style-name="Corps"/>
      <text:h text:style-name="Heading_20_1" text:outline-level="1">KUNG FU THIEU-LAM</text:h>
      <text:section text:style-name="Sect1" text:name="summary_panel">
        <text:p text:style-name="P5"><draw:a xlink:type="simple" xlink:href="https://maps.google.fr/maps?q=105+Avenue+CLEMENCEAU%2C+76290+MONTIVILLIERS%2C+France&amp;f=q&amp;hl=fr&amp;ie=UTF8" office:target-frame-name="_blank" xlink:show="new"><draw:frame draw:style-name="fr1" draw:name="Image1" text:anchor-type="as-char" svg:width="0.582cm" svg:height="0.953cm" draw:z-index="0"><draw:image xlink:href="Pictures/100002010000001400000022A894B43804A7F5A8.png" xlink:type="simple" xlink:show="embed" xlink:actuate="onLoad" loext:mime-type="image/png"/><svg:title>maps pin</svg:title></draw:frame></draw:a><text:s/></text:p>
        <text:p text:style-name="Text_20_body">105 Avenue CLEMENCEAU<text:line-break/>76 290 MONTIVILLIERS</text:p>
        <text:list xml:id="list22779456" text:style-name="L1">
          <text:list-item>
            <text:p text:style-name="P2"><text:span text:style-name="Strong_20_Emphasis"></text:span> <text:a xlink:type="simple" xlink:href="https://corporama.com/ajax/legal/audiotel_phone?n=iM3BbXXTR4CIPg__" text:style-name="Internet_20_link" text:visited-style-name="Visited_20_Internet_20_Link">Cliquez pour afficher le téléphone</text:a></text:p>
          </text:list-item>
        </text:list>
        <text:p text:style-name="P4">La société KUNG FU THIEU-LAM a son siège social à MONTIVILLIERS (76290).</text:p>
        <text:p text:style-name="Text_20_body">Son activité est classée dans la catégorie <text:span text:style-name="Strong_20_Emphasis">Arts / Spectacles</text:span>.</text:p>
      </text:section>
      <text:p text:style-name="P1"><text:bookmark text:name="legal"/> </text:p>
      <text:h text:style-name="Heading_20_2" text:outline-level="2">Infos légales KUNG FU THIEU-LAM</text:h>
      <text:section text:style-name="Sect2" text:name="legal">
        <text:h text:style-name="Heading_20_3" text:outline-level="3">KUNG FU THIEU-LAM</text:h>
        <text:p text:style-name="P4"><text:a xlink:type="simple" xlink:href="https://maps.google.fr/maps?q=105+Avenue+CLEMENCEAU%2C+76290+MONTIVILLIERS%2C+France&amp;f=q&amp;hl=fr&amp;ie=UTF8" office:target-frame-name="_blank" xlink:show="new" text:style-name="Internet_20_link" text:visited-style-name="Visited_20_Internet_20_Link">Plan d'accès</text:a></text:p>
        <text:p text:style-name="P4"><text:bookmark text:name="nearby-companies-link"/><text:a xlink:type="simple" xlink:href="https://corporama.com/prospect/geo?exec=1&amp;geo_query=75044784900019&amp;geo_search=Go&amp;radius_unit=km&amp;radius=2&amp;f-estab-geo=estab&amp;f-estabs=1&amp;f-section=35&amp;f-has_loc=1" office:target-frame-name="_blank" xlink:show="new" text:style-name="Internet_20_link" text:visited-style-name="Visited_20_Internet_20_Link">Sociétés proches </text:a></text:p>
        <text:p text:style-name="P4"><text:bookmark text:name="same_address-link"/><text:a xlink:type="simple" xlink:href="https://corporama.com/prospect?exec=1&amp;f-estabs=1&amp;geo_query=105+Avenue+CLEMENCEAU+76290+MONTIVILLIERS&amp;radius=0" office:target-frame-name="_blank" xlink:show="new" text:style-name="Internet_20_link" text:visited-style-name="Visited_20_Internet_20_Link">Même adresse</text:a></text:p>
        <text:p text:style-name="P4">105 Avenue CLEMENCEAU<text:line-break/>76 290 MONTIVILLIERS</text:p>
        <text:p text:style-name="P4"><text:span text:style-name="T9">CA</text:span> : N/D</text:p>
        <text:p text:style-name="P4"><text:span text:style-name="Strong_20_Emphasis">Effectif total</text:span> : <text:bookmark text:name="legal-headcount_value"/>0</text:p>
        <text:p text:style-name="P4"><text:span text:style-name="Strong_20_Emphasis">Effectif du siège</text:span> : 0</text:p>
        <text:p text:style-name="Text_20_body"><text:span text:style-name="Strong_20_Emphasis">NAF</text:span> : Activités de clubs de sports (9312Z)</text:p>
        <text:h text:style-name="Heading_20_3" text:outline-level="3">+ d'infos</text:h>
        <text:p text:style-name="P4"><text:span text:style-name="Strong_20_Emphasis">Forme jurid.</text:span> : Assoc. loi 1901</text:p>
        <text:p text:style-name="P4"><text:span text:style-name="Strong_20_Emphasis">Créée</text:span> : 29/06/1996</text:p>
        <text:p text:style-name="P4"><text:span text:style-name="Strong_20_Emphasis">SIREN</text:span> : 750447849 / <text:span text:style-name="Strong_20_Emphasis">SIRET</text:span> : <text:bookmark text:name="legal-estab_id"/>75044784900019</text:p>
        <text:p text:style-name="P4"><text:soft-page-break/><text:span text:style-name="Strong_20_Emphasis">TVA</text:span> : FR40750447849 </text:p>
        <text:p text:style-name="Text_20_body">Site officiel de la Communauté Européenne <text:a xlink:type="simple" xlink:href="http://ec.europa.eu/taxation_customs/vies/vatResponse.html?memberStateCode=FR&amp;number=40750447849&amp;traderName=" office:target-frame-name="_blank" xlink:show="new" text:style-name="Internet_20_link" text:visited-style-name="Visited_20_Internet_20_Link">ici</text:a></text:p>
        <text:list xml:id="list3255985670" text:style-name="L2">
          <text:list-item>
            <text:p text:style-name="P3"><text:bookmark text:name="legal-flag-19"/>A une activité B2C</text:p>
          </text:list-item>
        </text:list>
      </text:section>
      <text:p text:style-name="Corp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30pt" fo:letter-spacing="normal" fo:language="fr" fo:country="FR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rps" style:family="paragraph" style:default-outline-level="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fr" fo:country="FR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Subtitle" style:family="paragraph" style:parent-style-name="Standard" style:next-style-name="Corps" style:default-outline-level="" style:class="chapter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20pt" fo:letter-spacing="normal" fo:language="fr" fo:country="FR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1T10:30:37.111417763</dc:date>
    <meta:editing-duration>PT2M18S</meta:editing-duration>
    <meta:editing-cycles>1</meta:editing-cycles>
    <meta:document-statistic meta:table-count="0" meta:image-count="1" meta:object-count="0" meta:page-count="5" meta:paragraph-count="93" meta:word-count="1116" meta:character-count="6864" meta:non-whitespace-character-count="5849"/>
    <meta:generator>LibreOffice/6.0.7.3$Linux_X86_64 LibreOffice_project/00m0$Build-3</meta:generator>
  </office:meta>
</office:document-meta>
</file>